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Roboto" svg:font-family="Roboto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38b" officeooo:paragraph-rsid="0005438b"/>
    </style:style>
    <style:style style:name="P2" style:family="paragraph" style:parent-style-name="Standard">
      <style:text-properties fo:font-style="italic" fo:font-weight="bold" officeooo:rsid="0005438b" officeooo:paragraph-rsid="0006eae1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normal" officeooo:rsid="0005438b" officeooo:paragraph-rsid="0005438b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0cf87e" officeooo:paragraph-rsid="000cf87e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16pt" fo:font-style="italic" officeooo:rsid="0005438b" officeooo:paragraph-rsid="0005438b" style:font-size-asian="16pt" style:font-style-asian="italic" style:font-size-complex="16pt" style:font-style-complex="italic"/>
    </style:style>
    <style:style style:name="P6" style:family="paragraph" style:parent-style-name="Standard">
      <style:text-properties fo:font-size="16pt" fo:font-style="normal" fo:font-weight="bold" officeooo:rsid="000e7b28" officeooo:paragraph-rsid="000e7b28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ize="16pt" fo:font-style="normal" fo:font-weight="bold" officeooo:rsid="000e7b28" officeooo:paragraph-rsid="0018d178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text-properties fo:font-style="normal" fo:font-weight="normal" officeooo:rsid="0006eae1" officeooo:paragraph-rsid="0006eae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73adb" officeooo:paragraph-rsid="00073ad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8b5b6" officeooo:paragraph-rsid="0008b5b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cf87e" officeooo:paragraph-rsid="000cf87e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cf87e" officeooo:paragraph-rsid="000e7b2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f0718" officeooo:paragraph-rsid="000f071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ff8a7" officeooo:paragraph-rsid="001ff8a7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officeooo:rsid="00073adb" officeooo:paragraph-rsid="00073adb" style:font-style-asian="normal" style:font-style-complex="normal"/>
    </style:style>
    <style:style style:name="P16" style:family="paragraph" style:parent-style-name="Standard">
      <style:text-properties fo:font-style="normal" style:text-underline-style="none" officeooo:rsid="0008b5b6" officeooo:paragraph-rsid="0008b5b6" style:font-style-asian="normal" style:font-style-complex="normal"/>
    </style:style>
    <style:style style:name="P17" style:family="paragraph" style:parent-style-name="Standard">
      <style:text-properties fo:font-style="normal" fo:font-weight="bold" officeooo:rsid="000e7b28" officeooo:paragraph-rsid="000e7b28" style:font-style-asian="normal" style:font-weight-asian="bold" style:font-style-complex="normal" style:font-weight-complex="bold"/>
    </style:style>
    <style:style style:name="P18" style:family="paragraph" style:parent-style-name="Standard">
      <style:text-properties officeooo:rsid="0008b5b6" officeooo:paragraph-rsid="0008b5b6"/>
    </style:style>
    <style:style style:name="P19" style:family="paragraph" style:parent-style-name="Standard">
      <style:text-properties fo:font-size="12pt" fo:font-style="normal" fo:font-weight="normal" officeooo:rsid="000986bd" officeooo:paragraph-rsid="000986b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fo:font-weight="normal" officeooo:rsid="000cf87e" officeooo:paragraph-rsid="000cf87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0f0718" officeooo:paragraph-rsid="0011591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0115914" officeooo:paragraph-rsid="0011591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normal" officeooo:rsid="000f7659" officeooo:paragraph-rsid="000f765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018d178" officeooo:paragraph-rsid="0018d17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018d178" officeooo:paragraph-rsid="001a78c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01a8b2e" officeooo:paragraph-rsid="001a8b2e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115914" officeooo:paragraph-rsid="0011591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0e7b28" officeooo:paragraph-rsid="0018d178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23f1b6" officeooo:paragraph-rsid="0023f1b6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23f1b6" officeooo:paragraph-rsid="0027ccde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bold" officeooo:rsid="000e7b28" officeooo:paragraph-rsid="000e7b28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Standard">
      <style:text-properties fo:font-size="12pt" fo:font-style="normal" fo:font-weight="bold" officeooo:rsid="002ff6ba" officeooo:paragraph-rsid="002ff6ba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text-properties fo:font-size="12pt" fo:font-style="normal" fo:font-weight="bold" officeooo:rsid="0027ccde" officeooo:paragraph-rsid="0027ccde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fo:font-size="12pt" fo:font-style="normal" fo:font-weight="bold" officeooo:rsid="00317c54" officeooo:paragraph-rsid="00317c54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fo:font-size="12pt" fo:font-style="normal" fo:font-weight="bold" officeooo:rsid="00328db2" officeooo:paragraph-rsid="00328db2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fo:font-size="12pt" fo:font-style="normal" fo:font-weight="normal" officeooo:rsid="0023f1b6" officeooo:paragraph-rsid="002ff6ba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font-style="normal" fo:font-weight="normal" officeooo:rsid="002ff6ba" officeooo:paragraph-rsid="002ff6ba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size="12pt" fo:font-style="normal" fo:font-weight="normal" officeooo:rsid="00317c54" officeooo:paragraph-rsid="00317c54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size="12pt" officeooo:paragraph-rsid="0029b5b4" style:font-size-asian="10.5pt" style:font-size-complex="12pt"/>
    </style:style>
    <style:style style:name="P43" style:family="paragraph" style:parent-style-name="Standard">
      <style:text-properties fo:font-style="normal" fo:font-weight="normal" officeooo:rsid="000cf87e" officeooo:paragraph-rsid="000cf87e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0cf87e" officeooo:paragraph-rsid="000e7b28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color="#c9211e" loext:opacity="100%" fo:font-size="12pt" fo:font-style="italic" fo:font-weight="normal" officeooo:rsid="000e7b28" officeooo:paragraph-rsid="0018d178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text-properties fo:color="#000000" loext:opacity="100%" fo:font-size="12pt" fo:font-style="italic" fo:font-weight="normal" officeooo:rsid="000e7b28" officeooo:paragraph-rsid="002a08b1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17c54" style:font-weight-asian="normal" style:font-weight-complex="normal"/>
    </style:style>
    <style:style style:name="T4" style:family="text">
      <style:text-properties fo:font-weight="normal" officeooo:rsid="00328db2" style:font-weight-asian="normal" style:font-weight-complex="normal"/>
    </style:style>
    <style:style style:name="T5" style:family="text">
      <style:text-properties fo:font-weight="normal" officeooo:rsid="0027ccd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5438b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officeooo:rsid="0027ccde" style:font-size-asian="12pt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officeooo:rsid="002ff6ba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officeooo:rsid="0029b5b4" style:font-style-asian="normal" style:font-weight-asian="normal" style:font-style-complex="normal" style:font-weight-complex="normal"/>
    </style:style>
    <style:style style:name="T13" style:family="text">
      <style:text-properties officeooo:rsid="000986bd"/>
    </style:style>
    <style:style style:name="T14" style:family="text">
      <style:text-properties officeooo:rsid="000b4331"/>
    </style:style>
    <style:style style:name="T15" style:family="text">
      <style:text-properties officeooo:rsid="000f0718"/>
    </style:style>
    <style:style style:name="T16" style:family="text">
      <style:text-properties officeooo:rsid="000f7659"/>
    </style:style>
    <style:style style:name="T17" style:family="text">
      <style:text-properties officeooo:rsid="00115914"/>
    </style:style>
    <style:style style:name="T18" style:family="text">
      <style:text-properties officeooo:rsid="0018d178"/>
    </style:style>
    <style:style style:name="T19" style:family="text">
      <style:text-properties officeooo:rsid="001a78c1"/>
    </style:style>
    <style:style style:name="T20" style:family="text">
      <style:text-properties officeooo:rsid="001a8b2e"/>
    </style:style>
    <style:style style:name="T21" style:family="text">
      <style:text-properties officeooo:rsid="001ee57a"/>
    </style:style>
    <style:style style:name="T22" style:family="text">
      <style:text-properties officeooo:rsid="001ff8a7"/>
    </style:style>
    <style:style style:name="T23" style:family="text">
      <style:text-properties officeooo:rsid="00220b8f"/>
    </style:style>
    <style:style style:name="T24" style:family="text">
      <style:text-properties officeooo:rsid="0027ccde"/>
    </style:style>
    <style:style style:name="T25" style:family="text">
      <style:text-properties officeooo:rsid="0029b5b4"/>
    </style:style>
    <style:style style:name="T26" style:family="text">
      <style:text-properties officeooo:rsid="002ff6ba"/>
    </style:style>
    <style:style style:name="T27" style:family="text">
      <style:text-properties fo:color="#000000" loext:opacity="100%" fo:font-style="italic" officeooo:rsid="000e7b28" style:font-style-asian="italic" style:font-style-complex="italic"/>
    </style:style>
    <style:style style:name="T28" style:family="text">
      <style:text-properties fo:color="#000000" loext:opacity="100%" fo:font-style="italic" officeooo:rsid="002ff6ba" style:font-style-asian="italic" style:font-style-complex="italic"/>
    </style:style>
    <style:style style:name="T29" style:family="text">
      <style:text-properties fo:color="#000000" loext:opacity="100%" fo:font-style="italic" officeooo:rsid="001ee57a" style:font-style-asian="italic" style:font-style-complex="italic"/>
    </style:style>
    <style:style style:name="T30" style:family="text">
      <style:text-properties fo:color="#000000" loext:opacity="100%" fo:font-style="italic" officeooo:rsid="00220b8f" style:font-style-asian="italic" style:font-style-complex="italic"/>
    </style:style>
    <style:style style:name="T31" style:family="text">
      <style:text-properties officeooo:rsid="00317c54"/>
    </style:style>
    <style:style style:name="T32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3" style:family="text">
      <style:text-properties fo:font-size="10pt" fo:font-style="italic" fo:font-weight="normal" officeooo:rsid="0027ccde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size="10pt" fo:font-style="italic" fo:font-weight="normal" officeooo:rsid="00328db2" style:font-size-asian="10pt" style:font-style-asian="italic" style:font-weight-asian="normal" style:font-size-complex="10pt" style:font-style-complex="italic" style:font-weight-complex="normal"/>
    </style:style>
    <style:style style:name="T35" style:family="text">
      <style:text-properties fo:font-size="10pt" fo:font-weight="normal" style:font-size-asian="10pt" style:font-weight-asian="normal" style:font-size-complex="10pt" style:font-weight-complex="normal"/>
    </style:style>
    <style:style style:name="T36" style:family="text">
      <style:text-properties fo:font-size="10pt" fo:font-weight="normal" officeooo:rsid="0027ccde" style:font-size-asian="10pt" style:font-weight-asian="normal" style:font-size-complex="10pt" style:font-weight-complex="normal"/>
    </style:style>
    <style:style style:name="T37" style:family="text">
      <style:text-properties fo:font-size="11pt" fo:font-style="italic" fo:font-weight="normal" officeooo:rsid="0027ccde" style:font-size-asian="11pt" style:font-style-asian="italic" style:font-weight-asian="normal" style:font-size-complex="11pt" style:font-style-complex="italic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32"><text:a xlink:type="simple" xlink:href="#__RefHeading___Toc448_1409433779" text:style-name="Index_20_Link" text:visited-style-name="Index_20_Link">Limitações da página Relatório:<text:tab/>2</text:a></text:p>
          <text:p text:style-name="P33"><text:a xlink:type="simple" xlink:href="#__RefHeading___Toc450_1409433779" text:style-name="Index_20_Link" text:visited-style-name="Index_20_Link">Filtros:<text:tab/>2</text:a></text:p>
          <text:p text:style-name="P34"><text:a xlink:type="simple" xlink:href="#__RefHeading___Toc452_1409433779" text:style-name="Index_20_Link" text:visited-style-name="Index_20_Link">Bloco Checklist:<text:tab/>2</text:a></text:p>
          <text:p text:style-name="P34"><text:a xlink:type="simple" xlink:href="#__RefHeading___Toc454_1409433779" text:style-name="Index_20_Link" text:visited-style-name="Index_20_Link">Bloco Unidades:<text:tab/>2</text:a></text:p>
          <text:p text:style-name="P34"><text:a xlink:type="simple" xlink:href="#__RefHeading___Toc456_1409433779" text:style-name="Index_20_Link" text:visited-style-name="Index_20_Link">Bloco Por data:<text:tab/>2</text:a></text:p>
          <text:p text:style-name="P33"><text:a xlink:type="simple" xlink:href="#__RefHeading___Toc458_1409433779" text:style-name="Index_20_Link" text:visited-style-name="Index_20_Link">Botões do Filtro:<text:tab/>2</text:a></text:p>
          <text:p text:style-name="P33"><text:a xlink:type="simple" xlink:href="#__RefHeading___Toc460_1409433779" text:style-name="Index_20_Link" text:visited-style-name="Index_20_Link">Header:<text:tab/>3</text:a></text:p>
          <text:p text:style-name="P33"><text:a xlink:type="simple" xlink:href="#__RefHeading___Toc462_1409433779" text:style-name="Index_20_Link" text:visited-style-name="Index_20_Link">Funções:<text:tab/>3</text:a></text:p>
          <text:p text:style-name="P34"><text:a xlink:type="simple" xlink:href="#__RefHeading___Toc464_1409433779" text:style-name="Index_20_Link" text:visited-style-name="Index_20_Link">alertSave();<text:tab/>3</text:a></text:p>
          <text:p text:style-name="P34"><text:a xlink:type="simple" xlink:href="#__RefHeading___Toc466_1409433779" text:style-name="Index_20_Link" text:visited-style-name="Index_20_Link">saveReports();<text:tab/>3</text:a></text:p>
          <text:p text:style-name="P34"><text:a xlink:type="simple" xlink:href="#__RefHeading___Toc468_1409433779" text:style-name="Index_20_Link" text:visited-style-name="Index_20_Link">loadSavedReports();<text:tab/>3</text:a></text:p>
          <text:p text:style-name="P34"><text:a xlink:type="simple" xlink:href="#__RefHeading___Toc470_1409433779" text:style-name="Index_20_Link" text:visited-style-name="Index_20_Link">CalcValueCheckReport(checklistId);<text:tab/>3</text:a></text:p>
          <text:p text:style-name="P34"><text:a xlink:type="simple" xlink:href="#__RefHeading___Toc472_1409433779" text:style-name="Index_20_Link" text:visited-style-name="Index_20_Link">CalcValueCheckAllReport(array);<text:tab/>3</text:a></text:p>
          <text:p text:style-name="P34"><text:a xlink:type="simple" xlink:href="#__RefHeading___Toc474_1409433779" text:style-name="Index_20_Link" text:visited-style-name="Index_20_Link">separateChecklist();<text:tab/>3</text:a></text:p>
          <text:p text:style-name="P34"><text:a xlink:type="simple" xlink:href="#__RefHeading___Toc476_1409433779" text:style-name="Index_20_Link" text:visited-style-name="Index_20_Link">getKeys(response);<text:tab/>4</text:a></text:p>
        </text:index-body>
      </text:table-of-content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448_1409433779"/><text:soft-page-break/>Limitações da página Relatório:<text:bookmark-end text:name="__RefHeading___Toc448_1409433779"/></text:h>
      <text:h text:style-name="Heading_20_2" text:outline-level="2"><text:bookmark-start text:name="__RefHeading___Toc450_1409433779"/>Filtros:<text:bookmark-end text:name="__RefHeading___Toc450_1409433779"/></text:h>
      <text:p text:style-name="P5"/>
      <text:h text:style-name="Heading_20_3" text:outline-level="3"><text:bookmark-start text:name="__RefHeading___Toc452_1409433779"/>Bloco Checklist:<text:bookmark-end text:name="__RefHeading___Toc452_1409433779"/></text:h>
      <text:p text:style-name="P18"/>
      <text:p text:style-name="P1"><text:span text:style-name="T6">Titulos dos checklists (múltiplas escolhas / inserir o primeiro campo como </text:span><text:span text:style-name="T8">todos</text:span><text:span text:style-name="T6">):</text:span></text:p>
      <text:p text:style-name="P16">Obrigatório.</text:p>
      <text:p text:style-name="P15">Buscar todos os checklists criados pelo usuário inclusive os inativos.</text:p>
      <text:p text:style-name="P1">Caso selecionado mais de um checklist, o campo título<text:span text:style-name="T1"> das perguntas </text:span><text:span text:style-name="T2">e </text:span><text:span text:style-name="T1">validade</text:span><text:span text:style-name="T2"> deveram permanecer inativos.</text:span></text:p>
      <text:p text:style-name="P1"><text:span text:style-name="T2">Caso seja selecionado apenas um checklist, o campo </text:span><text:span text:style-name="T1">validade</text:span><text:span text:style-name="T2"> ficará inativo.</text:span></text:p>
      <text:p text:style-name="P1"/>
      <text:p text:style-name="P3">Títulos das Perguntas (Múltiplas escolhas):</text:p>
      <text:p text:style-name="P8">O campo inicia vazio, e é populado ao ser selecionado um checklist.</text:p>
      <text:p text:style-name="P9">Criar um alerta para o usuário caso ele click no campo <text:span text:style-name="T7">Títulos das Perguntas, </text:span>antes de selecionar um checklist.</text:p>
      <text:p text:style-name="P2"/>
      <text:p text:style-name="P3">Validade:</text:p>
      <text:p text:style-name="P10">Mostra todas as validades dos checklists vinculadas ao usuário;</text:p>
      <text:p text:style-name="P10">Ao selecionar uma data, o campo <text:span text:style-name="T6">Titulo das Checklist </text:span>vai atualizar para a referência selecionada.</text:p>
      <text:p text:style-name="P10"/>
      <text:h text:style-name="Heading_20_3" text:outline-level="3"><text:bookmark-start text:name="__RefHeading___Toc454_1409433779"/>Bloco <text:span text:style-name="T13">Unidades</text:span>:<text:bookmark-end text:name="__RefHeading___Toc454_1409433779"/></text:h>
      <text:p text:style-name="P19">Múltiplas escolhas.</text:p>
      <text:p text:style-name="P20">Ao preencher bloco, se torna obrigatório selecionar ao menos um(a) checklist.</text:p>
      <text:p text:style-name="P19"/>
      <text:h text:style-name="Heading_20_3" text:outline-level="3"><text:bookmark-start text:name="__RefHeading___Toc456_1409433779"/>Bloco <text:span text:style-name="T14">Por data</text:span>:<text:bookmark-end text:name="__RefHeading___Toc456_1409433779"/></text:h>
      <text:p text:style-name="P4"><text:span text:style-name="T10">Trocar nome do bloco para</text:span> datas das respostas.</text:p>
      <text:p text:style-name="P11">Obrigatório data inicial e data final. </text:p>
      <text:p text:style-name="P11">Ao preencher bloco, se torna obrigatório selecionar ao menos um(a) checklist.</text:p>
      <text:p text:style-name="P11"/>
      <text:h text:style-name="Heading_20_2" text:outline-level="2"><text:bookmark-start text:name="__RefHeading___Toc458_1409433779"/>Botões <text:span text:style-name="T15">do Filtro</text:span>:<text:bookmark-end text:name="__RefHeading___Toc458_1409433779"/></text:h>
      <text:p text:style-name="P17"><text:s/><text:span text:style-name="T2">Alterar o tamanho do botão. No arquivo record.css para:</text:span></text:p>
      <text:p text:style-name="P11">.buttonMain button {</text:p>
      <text:p text:style-name="P11"><text:s text:c="4"/>height: 35px;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bookmark-start text:name="__RefHeading___Toc460_1409433779"/><text:soft-page-break/>Header:<text:bookmark-end text:name="__RefHeading___Toc460_1409433779"/></text:h>
      <text:p text:style-name="P13">Substituir o botão de impressora pelo botão de <text:span text:style-name="T17">Salvar</text:span>; </text:p>
      <text:p text:style-name="P11"/>
      <text:p text:style-name="P11"/>
      <text:h text:style-name="Heading_20_2" text:outline-level="2"><text:bookmark-start text:name="__RefHeading___Toc462_1409433779"/>Funções:<text:bookmark-end text:name="__RefHeading___Toc462_1409433779"/></text:h>
      <text:p text:style-name="P6"/>
      <text:h text:style-name="Heading_20_3" text:outline-level="3"><text:bookmark-start text:name="__RefHeading___Toc464_1409433779"/>alertSave();<text:bookmark-end text:name="__RefHeading___Toc464_1409433779"/></text:h>
      <text:p text:style-name="P27">Abre um modal perguntando se o usuário deseja salva o relatório no computador.</text:p>
      <text:p text:style-name="P6"/>
      <text:h text:style-name="Heading_20_3" text:outline-level="3"><text:bookmark-start text:name="__RefHeading___Toc466_1409433779"/><text:span text:style-name="T17">save</text:span><text:span text:style-name="T16">R</text:span>eports<text:span text:style-name="T17">();</text:span><text:bookmark-end text:name="__RefHeading___Toc466_1409433779"/></text:h>
      <text:p text:style-name="P22">Salva os filtros, id do criador e nome de um relatório no banco de dados. Assim que clicar no botão de Salvar.</text:p>
      <text:p text:style-name="P21"/>
      <text:h text:style-name="Heading_20_3" text:outline-level="3"><text:bookmark-start text:name="__RefHeading___Toc468_1409433779"/>load<text:span text:style-name="T16">S</text:span>aved<text:span text:style-name="T16">R</text:span>eports<text:span text:style-name="T16">();</text:span><text:bookmark-end text:name="__RefHeading___Toc468_1409433779"/></text:h>
      <text:p text:style-name="P23"><text:span text:style-name="T18">Método</text:span> responsável por recriar o relatório salvo no banco de dados.</text:p>
      <text:p text:style-name="P23"/>
      <text:h text:style-name="Heading_20_3" text:outline-level="3"><text:bookmark-start text:name="__RefHeading___Toc470_1409433779"/>CalcValueCheckReport(<text:span text:style-name="T20">checklistId</text:span>);<text:bookmark-end text:name="__RefHeading___Toc470_1409433779"/></text:h>
      <text:p text:style-name="P26">Utilizar o objeto ObjectCehcklist;</text:p>
      <text:p text:style-name="P24">Método responsável por calcular o valor dos checklist filtrados;</text:p>
      <text:p text:style-name="P26">E retornar a porcentagem;</text:p>
      <text:p text:style-name="P24"/>
      <text:h text:style-name="Heading_20_3" text:outline-level="3"><text:bookmark-start text:name="__RefHeading___Toc472_1409433779"/>CalcValueCheckAllReport(<text:span text:style-name="T20">array</text:span>);<text:bookmark-end text:name="__RefHeading___Toc472_1409433779"/></text:h>
      <text:p text:style-name="P25"><text:span text:style-name="T19">Vai chamar a função </text:span>CalcValueCheckReport(<text:span text:style-name="T20">array[x]</text:span>); <text:span text:style-name="T19">para retornar o valor de cada checklist e somar todos os valores filtrados </text:span><text:span text:style-name="T20">e dividir pela quantidade de checklist</text:span><text:span text:style-name="T19">;</text:span></text:p>
      <text:p text:style-name="P45"/>
      <text:p text:style-name="P46"><text:span text:style-name="T11">Obs:</text:span><text:span text:style-name="T25"> Ordenar requisição das Resposta do BD</text:span><text:span text:style-name="T21">→</text:span><text:span text:style-name="T26">usuário → </text:span><text:span text:style-name="T21"><text:s/>data</text:span><text:span text:style-name="T23"> </text:span>→ <text:span text:style-name="T21">checklist → </text:span><text:span text:style-name="T26">unidade</text:span></text:p>
      <text:p text:style-name="P28"/>
      <text:h text:style-name="Heading_20_3" text:outline-level="3"><text:bookmark-start text:name="__RefHeading___Toc474_1409433779"/>separateChecklist();<text:bookmark-end text:name="__RefHeading___Toc474_1409433779"/></text:h>
      <text:p text:style-name="P29"/>
      <text:p text:style-name="P39">Esse método cria um Array organizando as repostas por, <text:span text:style-name="T28">usuário,</text:span><text:span text:style-name="T29"> data</text:span><text:span text:style-name="T30">,</text:span><text:span text:style-name="T27"> </text:span><text:span text:style-name="T29">checklist, </text:span><text:span text:style-name="T28">unidades.</text:span></text:p>
      <text:p text:style-name="P39"><text:span text:style-name="T28"/></text:p>
      <text:p text:style-name="P35">Var: </text:p>
      <text:p text:style-name="P35"><text:span text:style-name="T2">response: requisição BD;</text:span></text:p>
      <text:p text:style-name="P40">orderByChecklist : Array;</text:p>
      <text:p text:style-name="P40">assistant : matriz;</text:p>
      <text:p text:style-name="P40"/>
      <text:p text:style-name="P40">chame o método this.getKeys(), passando response por parâmetro, e armazene seu retorno dentro da variável assistant.</text:p>
      <text:p text:style-name="P40"/>
      <text:p text:style-name="P41">Percorra a matriz assistant, filtrando o response por cada item dela na respectiva ordem, id_user → date → id_checklisr → id_shop. Armazene o resultado no array <text:span text:style-name="T26">orderByChecklist </text:span>e retorne.</text:p>
      <text:p text:style-name="P39"/>
      <text:h text:style-name="Heading_20_3" text:outline-level="3"><text:bookmark-start text:name="__RefHeading___Toc476_1409433779"/><text:soft-page-break/>getKeys(<text:span text:style-name="T31">response</text:span>);<text:bookmark-end text:name="__RefHeading___Toc476_1409433779"/></text:h>
      <text:p text:style-name="P36">var:</text:p>
      <text:p text:style-name="P36"><text:span text:style-name="T2">assistant = "";</text:span></text:p>
      <text:p text:style-name="P36"><text:span text:style-name="T3">filterKeys</text:span><text:span text:style-name="T2"> = [];</text:span></text:p>
      <text:p text:style-name="P36"><text:span text:style-name="T2"/></text:p>
      <text:p text:style-name="P37"><text:span text:style-name="T2">Percorrer o parâmetro response, validando se o response.data.id_user é diferente da variável assistant, </text:span><text:span text:style-name="T4">caso seja digerente, assistant recebe o valor de response.date.id_user e damos um push nas chaves: [</text:span><text:span text:style-name="T37">response.data.id_user,response.data.date,response.data.id_checklist,response.data.id_shop</text:span><text:span text:style-name="T34">]</text:span></text:p>
      <text:p text:style-name="P38"><text:span text:style-name="T5">p</text:span><text:span text:style-name="T2">ara a variável filterKeys. Por fim retorne filterKeys.</text:span></text:p>
      <text:p text:style-name="P30">- <text:span text:style-name="T24">Percorre o </text:span>array <text:span text:style-name="T24">(parâmetro) com um </text:span><text:span text:style-name="T25">f</text:span><text:span text:style-name="T24">orEach criando um novo array somente com todas os valores da key (parâmetro).</text:span></text:p>
      <text:p text:style-name="P42"><text:span text:style-name="T12">Retorna o valor obtido no forEach</text:span></text:p>
      <text:p text:style-name="P31"/>
      <text:p text:style-name="P7"><text:span text:style-name="T18">Busca do BackEnd</text:span>:</text:p>
      <text:p text:style-name="P12"/>
      <text:p text:style-name="P12">Calculo básico para porcentagem do checklist = 100 / qtdQuestion * valueAllOption;</text:p>
      <text:p text:style-name="P12"/>
      <text:p text:style-name="P12">Buscar a quantidade de questões do checklist, ignorando as de tipo 3 e 4. Para calculo final do checklist. </text:p>
      <text:p text:style-name="P12">Caso seja checkbox, precisa somar cada option e formar o valor total da Question.</text:p>
      <text:p text:style-name="P12"/>
      <text:p text:style-name="P12">Chaves para o GET:</text:p>
      <text:p text:style-name="P12">'date_final_checklist' -&gt; validade final do checklist</text:p>
      <text:p text:style-name="P12">'date_init_checklist' -&gt; validade inicial do checklist</text:p>
      <text:p text:style-name="P12">'group'</text:p>
      <text:p text:style-name="P12">'shop'</text:p>
      <text:p text:style-name="P12">'checklist'</text:p>
      <text:p text:style-name="P12">‘date_final_response' -&gt; validade final da resposta;</text:p>
      <text:p text:style-name="P12">'date_init_response' -&gt; validade inicial da re<text:span text:style-name="T22">s</text:span>posta;</text:p>
      <text:p text:style-name="P12"/>
      <text:p text:style-name="P12">Modelo de retorno do Json:</text:p>
      <text:p text:style-name="P12">{</text:p>
      <text:p text:style-name="P12"><text:s text:c="12"/>"id": "133",</text:p>
      <text:p text:style-name="P12"><text:s text:c="12"/>"id_option_question": "1241",</text:p>
      <text:p text:style-name="P12"><text:s text:c="12"/>"id_user": "5",</text:p>
      <text:p text:style-name="P12"><text:s text:c="12"/>"description": null,</text:p>
      <text:p text:style-name="P12"><text:s text:c="12"/>"photo": null,</text:p>
      <text:p text:style-name="P12"><text:s text:c="12"/>"date": "2022-01-28",</text:p>
      <text:p text:style-name="P12"><text:s text:c="12"/>"type": "1",</text:p>
      <text:p text:style-name="P12"><text:s text:c="12"/>"id_shop": "1",</text:p>
      <text:p text:style-name="P12"><text:s text:c="12"/>"qtd_questions": "6",</text:p>
      <text:p text:style-name="P14"><text:tab/>“id_checklist”: “331”</text:p>
      <text:p text:style-name="P12"><text:s text:c="12"/>"date_init": null,</text:p>
      <text:p text:style-name="P12"><text:s text:c="12"/>"date_final": null</text:p>
      <text:p text:style-name="P12"><text:s/><text:tab/>"value": "0"</text:p>
      <text:p text:style-name="P12">}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Roboto" svg:font-family="Roboto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11:43:24.882000000</meta:creation-date>
    <dc:date>2022-02-08T16:47:27.324000000</dc:date>
    <meta:editing-duration>PT5H12M29S</meta:editing-duration>
    <meta:editing-cycles>7</meta:editing-cycles>
    <meta:generator>LibreOffice/7.1.0.3$Windows_X86_64 LibreOffice_project/f6099ecf3d29644b5008cc8f48f42f4a40986e4c</meta:generator>
    <meta:document-statistic meta:table-count="0" meta:image-count="0" meta:object-count="0" meta:page-count="4" meta:paragraph-count="102" meta:word-count="587" meta:character-count="4265" meta:non-whitespace-character-count="3635"/>
  </office:meta>
</office:document-meta>
</file>